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666cm" style:rel-column-width="21840*"/>
    </style:style>
    <style:style style:name="Tabela1.B" style:family="table-column">
      <style:table-column-properties style:column-width="5.667cm" style:rel-column-width="21847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 style:may-break-between-rows="true" table:border-model="collapsing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 style:may-break-between-rows="true" table:border-model="collapsing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2" style:family="table-row">
      <style:table-row-properties fo:keep-together="auto"/>
    </style:style>
    <style:style style:name="Tabela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80cbc"/>
    </style:style>
    <style:style style:name="P2" style:family="paragraph" style:parent-style-name="Standard">
      <style:text-properties officeooo:paragraph-rsid="000c2ca9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1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2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b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5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f3" officeooo:paragraph-rsid="00054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f3" officeooo:paragraph-rsid="00080c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f3" officeooo:paragraph-rsid="000c2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f3" officeooo:paragraph-rsid="00125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1f1" officeooo:paragraph-rsid="000701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bc" officeooo:paragraph-rsid="00080c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553" officeooo:paragraph-rsid="000a45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553" officeooo:paragraph-rsid="000b1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544" officeooo:paragraph-rsid="000b1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66e" officeooo:paragraph-rsid="000e56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579" officeooo:paragraph-rsid="00102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e88" officeooo:paragraph-rsid="0010b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f3" officeooo:paragraph-rsid="00080cb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f3" officeooo:paragraph-rsid="000c2c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f3" officeooo:paragraph-rsid="001251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f3" officeooo:paragraph-rsid="000541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1544" officeooo:paragraph-rsid="000b15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e566e" officeooo:paragraph-rsid="000e56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officeooo:paragraph-rsid="000c2ca9"/>
    </style:style>
    <style:style style:name="P27" style:family="paragraph" style:parent-style-name="Text_20_body" style:master-page-name="">
      <style:paragraph-properties style:page-number="auto"/>
      <style:text-properties fo:font-weight="bold" officeooo:rsid="001251d6" officeooo:paragraph-rsid="001251d6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1f1" officeooo:paragraph-rsid="001ca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1251d6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e566e" officeooo:paragraph-rsid="000c2c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1f1" officeooo:paragraph-rsid="001ca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officeooo:paragraph-rsid="001251d6"/>
    </style:style>
    <style:style style:name="P33" style:family="paragraph" style:parent-style-name="Table_20_Contents">
      <style:paragraph-properties fo:text-align="start" style:justify-single-word="false"/>
      <style:text-properties officeooo:paragraph-rsid="001ca1b3"/>
    </style:style>
    <style:style style:name="T1" style:family="text">
      <style:text-properties officeooo:rsid="000701f1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1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6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7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c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51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officeooo:rsid="00080cbc"/>
    </style:style>
    <style:style style:name="T19" style:family="text">
      <style:text-properties officeooo:rsid="0008cf7c"/>
    </style:style>
    <style:style style:name="T20" style:family="text">
      <style:text-properties officeooo:rsid="000b1544"/>
    </style:style>
    <style:style style:name="T21" style:family="text">
      <style:text-properties officeooo:rsid="000e566e"/>
    </style:style>
    <style:style style:name="T22" style:family="text">
      <style:text-properties officeooo:rsid="001251d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251d6" style:font-weight-asian="bold" style:font-weight-complex="bold"/>
    </style:style>
    <style:style style:name="T25" style:family="text">
      <style:text-properties officeooo:rsid="00138b7f"/>
    </style:style>
    <style:style style:name="T26" style:family="text">
      <style:text-properties officeooo:rsid="00156807"/>
    </style:style>
    <style:style style:name="T27" style:family="text">
      <style:text-properties officeooo:rsid="0016132f"/>
    </style:style>
    <style:style style:name="T28" style:family="text">
      <style:text-properties officeooo:rsid="00165730"/>
    </style:style>
    <style:style style:name="T29" style:family="text">
      <style:text-properties officeooo:rsid="001a2cc4"/>
    </style:style>
    <style:style style:name="T30" style:family="text">
      <style:text-properties officeooo:rsid="001b8bc6"/>
    </style:style>
    <style:style style:name="T31" style:family="text">
      <style:text-properties officeooo:rsid="001493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Exercício 1:</text:p>
      <table:table table:name="Tabela1" table:style-name="Tabela1" table:template-name="Estilo padrão">
        <table:table-column table:style-name="Tabela1.A"/>
        <table:table-column table:style-name="Tabela1.B"/>
        <table:table-column table:style-name="Tabela1.C"/>
        <table:table-row table:style-name="TableLine94257034383184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24">Ionosphere.v1</text:p>
          </table:table-cell>
          <table:table-cell table:style-name="Tabela1.C1" office:value-type="string">
            <text:p text:style-name="P24">Ionosphere.v2</text:p>
          </table:table-cell>
        </table:table-row>
        <table:table-row table:style-name="Tabela1.2">
          <table:table-cell table:style-name="Tabela1.A1" office:value-type="string">
            <text:p text:style-name="P22"><text:span text:style-name="T22">E</text:span>pochs</text:p>
          </table:table-cell>
          <table:table-cell table:style-name="Tabela1.A1" office:value-type="string">
            <text:p text:style-name="P8">50</text:p>
          </table:table-cell>
          <table:table-cell table:style-name="Tabela1.C1" office:value-type="string">
            <text:p text:style-name="P12">250</text:p>
          </table:table-cell>
        </table:table-row>
        <table:table-row table:style-name="TableLine94257034490048">
          <table:table-cell table:style-name="Tabela1.A3" office:value-type="string">
            <text:p text:style-name="P23"><text:span text:style-name="T22">B</text:span>atch <text:span text:style-name="T22">S</text:span>ize</text:p>
          </table:table-cell>
          <table:table-cell table:style-name="Tabela1.A3" office:value-type="string">
            <text:p text:style-name="P8">64</text:p>
          </table:table-cell>
          <table:table-cell table:style-name="Tabela1.C3" office:value-type="string">
            <text:p text:style-name="P13">90</text:p>
          </table:table-cell>
        </table:table-row>
        <table:table-row table:style-name="TableLine94257035753120">
          <table:table-cell table:style-name="Tabela1.A3" office:value-type="string">
            <text:p text:style-name="P23"><text:span text:style-name="T22">L</text:span>earning <text:span text:style-name="T22">R</text:span>ate</text:p>
          </table:table-cell>
          <table:table-cell table:style-name="Tabela1.A3" office:value-type="string">
            <text:p text:style-name="P8">0.001</text:p>
          </table:table-cell>
          <table:table-cell table:style-name="Tabela1.C3" office:value-type="string">
            <text:p text:style-name="P12">0.0<text:span text:style-name="T18">0</text:span>1</text:p>
          </table:table-cell>
        </table:table-row>
        <table:table-row table:style-name="TableLine94257035753968">
          <table:table-cell table:style-name="Tabela1.A3" office:value-type="string">
            <text:p text:style-name="P23"><text:span text:style-name="T22">S</text:span>ize <text:span text:style-name="T22">S</text:span>plits</text:p>
          </table:table-cell>
          <table:table-cell table:style-name="Tabela1.A3" office:value-type="string">
            <text:p text:style-name="P11"><text:span text:style-name="T24">T</text:span><text:span text:style-name="T23">est: </text:span>0.33 <text:s text:c="2"/><text:span text:style-name="T24">T</text:span><text:span text:style-name="T23">rain: </text:span><text:span text:style-name="T1">0.66</text:span> <text:s text:c="3"/></text:p>
          </table:table-cell>
          <table:table-cell table:style-name="Tabela1.C3" office:value-type="string">
            <text:p text:style-name="P11"><text:span text:style-name="T24">T</text:span><text:span text:style-name="T23">est: </text:span>0.33 <text:s text:c="2"/><text:span text:style-name="T24">T</text:span><text:span text:style-name="T23">rain: </text:span><text:span text:style-name="T1">0.66</text:span> <text:s text:c="2"/></text:p>
          </table:table-cell>
        </table:table-row>
        <table:table-row table:style-name="TableLine94257035754768">
          <table:table-cell table:style-name="Tabela1.A3" office:value-type="string">
            <text:p text:style-name="P23"><text:span text:style-name="T22">L</text:span>ayers + <text:span text:style-name="T22">A</text:span>ctivations <text:span text:style-name="T22">F</text:span>unctions</text:p>
          </table:table-cell>
          <table:table-cell table:style-name="Tabela1.A3" office:value-type="string">
            <text:p text:style-name="P28"><text:span text:style-name="T28"><text:s/></text:span><text:span text:style-name="T31">Linear</text:span><text:span text:style-name="T19">(</text:span><text:span text:style-name="T20">10</text:span><text:span text:style-name="T28">) </text:span>+ <text:span text:style-name="T22">R</text:span><text:span text:style-name="T20">e</text:span><text:span text:style-name="T27">LU</text:span>; <text:s/></text:p>
            <text:p text:style-name="P31"><text:span text:style-name="T22"><text:s/></text:span><text:span text:style-name="T31">Linear</text:span><text:span text:style-name="T28">(8) + </text:span><text:span text:style-name="T22">R</text:span><text:span text:style-name="T20">e</text:span><text:span text:style-name="T27">LU</text:span>; </text:p>
            <text:p text:style-name="P31"><text:span text:style-name="T22"><text:s/></text:span><text:span text:style-name="T31">Linear</text:span><text:span text:style-name="T28">(1) + </text:span><text:span text:style-name="T22">S</text:span>igmoid</text:p>
          </table:table-cell>
          <table:table-cell table:style-name="Tabela1.C3" office:value-type="string">
            <text:p text:style-name="P33"><text:span text:style-name="T15">Linear</text:span><text:span text:style-name="T3">(8</text:span><text:span text:style-name="T12">) </text:span><text:span text:style-name="T2">+ </text:span><text:span text:style-name="T8">L</text:span><text:span text:style-name="T2">eaky</text:span><text:span text:style-name="T8">R</text:span><text:span text:style-name="T2">e</text:span><text:span text:style-name="T11">LU</text:span><text:span text:style-name="T2">; </text:span><text:span text:style-name="T15">Linear</text:span><text:span text:style-name="T12">(</text:span><text:span text:style-name="T3">4)</text:span><text:span text:style-name="T2"> </text:span><text:span text:style-name="T12">+ </text:span><text:span text:style-name="T8">L</text:span><text:span text:style-name="T2">eaky</text:span><text:span text:style-name="T8">R</text:span><text:span text:style-name="T2">e</text:span><text:span text:style-name="T11">LU</text:span><text:span text:style-name="T2">;</text:span></text:p>
            <text:p text:style-name="P33"><text:span text:style-name="T15">Linear</text:span><text:span text:style-name="T12">(1) +</text:span><text:span text:style-name="T2"> </text:span><text:span text:style-name="T8">S</text:span><text:span text:style-name="T2">igmoid</text:span></text:p>
          </table:table-cell>
        </table:table-row>
        <table:table-row table:style-name="TableLine94257035755520">
          <table:table-cell table:style-name="Tabela1.A3" office:value-type="string">
            <text:p text:style-name="P22"><text:span text:style-name="T22">L</text:span>oss <text:span text:style-name="T22">F</text:span>unction</text:p>
          </table:table-cell>
          <table:table-cell table:style-name="Tabela1.A3" office:value-type="string">
            <text:p text:style-name="P3"><text:span text:style-name="T22">B</text:span>inary Cross Entropy</text:p>
          </table:table-cell>
          <table:table-cell table:style-name="Tabela1.C3" office:value-type="string">
            <text:p text:style-name="P7"><text:span text:style-name="T22">B</text:span>inary Cross Entropy</text:p>
          </table:table-cell>
        </table:table-row>
        <table:table-row table:style-name="TableLine94257035756320">
          <table:table-cell table:style-name="Tabela1.A3" office:value-type="string">
            <text:p text:style-name="P23"><text:span text:style-name="T22">O</text:span>ptimization <text:span text:style-name="T22">F</text:span>unction</text:p>
          </table:table-cell>
          <table:table-cell table:style-name="Tabela1.A3" office:value-type="string">
            <text:p text:style-name="P3"><text:span text:style-name="T22">S</text:span>tochastic <text:span text:style-name="T22">G</text:span>radient <text:span text:style-name="T22">D</text:span>escent</text:p>
          </table:table-cell>
          <table:table-cell table:style-name="Tabela1.C3" office:value-type="string">
            <text:p text:style-name="P14">Adam</text:p>
          </table:table-cell>
        </table:table-row>
        <table:table-row table:style-name="TableLine94257035757120">
          <table:table-cell table:style-name="Tabela1.A3" office:value-type="string">
            <text:p text:style-name="P22"><text:span text:style-name="T22">A</text:span>ccuracy</text:p>
          </table:table-cell>
          <table:table-cell table:style-name="Tabela1.A3" office:value-type="string">
            <text:p text:style-name="P12">0.612</text:p>
          </table:table-cell>
          <table:table-cell table:style-name="Tabela1.C3" office:value-type="string">
            <text:p text:style-name="P13">88.8</text:p>
          </table:table-cell>
        </table:table-row>
      </table:table>
      <text:p text:style-name="Standard"/>
      <text:p text:style-name="P29"><text:span text:style-name="T24">Exercício 2:</text:span></text:p>
      <table:table table:name="Tabela2" table:style-name="Tabela2">
        <table:table-column table:style-name="Tabela2.A" table:number-columns-repeated="3"/>
        <table:table-row table:style-name="TableLine94257035758976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24">Iris.v1</text:p>
          </table:table-cell>
          <table:table-cell table:style-name="Tabela2.C1" office:value-type="string">
            <text:p text:style-name="P24">Iris.v2</text:p>
          </table:table-cell>
        </table:table-row>
        <table:table-row table:style-name="Tabela2.2">
          <table:table-cell table:style-name="Tabela2.A1" office:value-type="string">
            <text:p text:style-name="P20"><text:span text:style-name="T22">E</text:span>pochs</text:p>
          </table:table-cell>
          <table:table-cell table:style-name="Tabela2.A1" office:value-type="string">
            <text:p text:style-name="P16">50</text:p>
          </table:table-cell>
          <table:table-cell table:style-name="Tabela2.C1" office:value-type="string">
            <text:p text:style-name="P16">100</text:p>
          </table:table-cell>
        </table:table-row>
        <table:table-row table:style-name="TableLine94257035781632">
          <table:table-cell table:style-name="Tabela2.A3" office:value-type="string">
            <text:p text:style-name="P22"><text:span text:style-name="T22">B</text:span>atch <text:span text:style-name="T22">S</text:span>ize</text:p>
          </table:table-cell>
          <table:table-cell table:style-name="Tabela2.A3" office:value-type="string">
            <text:p text:style-name="P16">32</text:p>
          </table:table-cell>
          <table:table-cell table:style-name="Tabela2.C3" office:value-type="string">
            <text:p text:style-name="P16">32</text:p>
          </table:table-cell>
        </table:table-row>
        <table:table-row table:style-name="TableLine94257035768448">
          <table:table-cell table:style-name="Tabela2.A3" office:value-type="string">
            <text:p text:style-name="P22"><text:span text:style-name="T22">L</text:span>earning <text:span text:style-name="T22">R</text:span>ate</text:p>
          </table:table-cell>
          <table:table-cell table:style-name="Tabela2.A3" office:value-type="string">
            <text:p text:style-name="P16">0.01</text:p>
          </table:table-cell>
          <table:table-cell table:style-name="Tabela2.C3" office:value-type="string">
            <text:p text:style-name="P16">0.05</text:p>
          </table:table-cell>
        </table:table-row>
        <table:table-row table:style-name="TableLine94257035785184">
          <table:table-cell table:style-name="Tabela2.A3" office:value-type="string">
            <text:p text:style-name="P22"><text:span text:style-name="T22">S</text:span>ize <text:span text:style-name="T22">S</text:span>plits</text:p>
          </table:table-cell>
          <table:table-cell table:style-name="Tabela2.A3" office:value-type="string">
            <text:p text:style-name="P11"><text:span text:style-name="T24">T</text:span><text:span text:style-name="T23">est: </text:span>0.33 <text:s text:c="2"/><text:span text:style-name="T24">T</text:span><text:span text:style-name="T23">rain: </text:span><text:span text:style-name="T1">0.66</text:span> <text:s text:c="4"/></text:p>
          </table:table-cell>
          <table:table-cell table:style-name="Tabela2.C3" office:value-type="string">
            <text:p text:style-name="P11"><text:span text:style-name="T24">T</text:span><text:span text:style-name="T23">est: </text:span>0.33 <text:s text:c="2"/><text:span text:style-name="T24">T</text:span><text:span text:style-name="T23">rain: </text:span><text:span text:style-name="T1">0.66</text:span></text:p>
          </table:table-cell>
        </table:table-row>
        <table:table-row table:style-name="TableLine94257035784592">
          <table:table-cell table:style-name="Tabela2.A3" office:value-type="string">
            <text:p text:style-name="P22"><text:span text:style-name="T22">L</text:span>ayers + <text:span text:style-name="T22">A</text:span>ctivations <text:span text:style-name="T22">F</text:span>unctions</text:p>
          </table:table-cell>
          <table:table-cell table:style-name="Tabela2.A3" office:value-type="string">
            <text:p text:style-name="P31"><text:span text:style-name="T19"><text:s/></text:span><text:span text:style-name="T31">Linear</text:span><text:span text:style-name="T19">(</text:span><text:span text:style-name="T20">10</text:span><text:span text:style-name="T28">) </text:span>+ <text:span text:style-name="T22">R</text:span><text:span text:style-name="T20">e</text:span><text:span text:style-name="T27">LU</text:span>; <text:s/></text:p>
            <text:p text:style-name="P31"><text:span text:style-name="T22"><text:s/></text:span><text:span text:style-name="T31">Linear</text:span><text:span text:style-name="T28">(8) + </text:span><text:span text:style-name="T22">R</text:span><text:span text:style-name="T20">e</text:span><text:span text:style-name="T27">LU</text:span>; </text:p>
            <text:p text:style-name="P31"><text:span text:style-name="T22"><text:s/></text:span><text:span text:style-name="T31">Linear</text:span><text:span text:style-name="T28">(3) + </text:span><text:span text:style-name="T22">S</text:span><text:span text:style-name="T20">oftmax</text:span></text:p>
          </table:table-cell>
          <table:table-cell table:style-name="Tabela2.C3" office:value-type="string">
            <text:p text:style-name="P28"><text:span text:style-name="T28"><text:s/></text:span><text:span text:style-name="T31">Linear</text:span><text:span text:style-name="T19">(</text:span><text:span text:style-name="T20">10</text:span><text:span text:style-name="T28">) </text:span>+ <text:span text:style-name="T22">R</text:span><text:span text:style-name="T20">e</text:span><text:span text:style-name="T27">LU</text:span>; <text:s/></text:p>
            <text:p text:style-name="P31"><text:span text:style-name="T22"><text:s/></text:span><text:span text:style-name="T31">Linear</text:span><text:span text:style-name="T28">(8) + </text:span><text:span text:style-name="T22">R</text:span><text:span text:style-name="T20">e</text:span><text:span text:style-name="T27">LU</text:span>; </text:p>
            <text:p text:style-name="P31"><text:span text:style-name="T22"><text:s/></text:span><text:span text:style-name="T31">Linear</text:span><text:span text:style-name="T28">(3) + </text:span><text:span text:style-name="T22">S</text:span><text:span text:style-name="T20">oftmax</text:span></text:p>
          </table:table-cell>
        </table:table-row>
        <table:table-row table:style-name="TableLine94257035778080">
          <table:table-cell table:style-name="Tabela2.A3" office:value-type="string">
            <text:p text:style-name="P22"><text:span text:style-name="T22">L</text:span>oss <text:span text:style-name="T22">F</text:span>unction</text:p>
          </table:table-cell>
          <table:table-cell table:style-name="Tabela2.A3" office:value-type="string">
            <text:p text:style-name="P4">Cross Entropy</text:p>
          </table:table-cell>
          <table:table-cell table:style-name="Tabela2.C3" office:value-type="string">
            <text:p text:style-name="P4">Cross Entropy</text:p>
          </table:table-cell>
        </table:table-row>
        <table:table-row table:style-name="TableLine94257035778960">
          <table:table-cell table:style-name="Tabela2.A3" office:value-type="string">
            <text:p text:style-name="P22"><text:span text:style-name="T22">O</text:span>ptimization <text:span text:style-name="T22">F</text:span>unction</text:p>
          </table:table-cell>
          <table:table-cell table:style-name="Tabela2.A3" office:value-type="string">
            <text:p text:style-name="P4"><text:span text:style-name="T25">S</text:span>tochastic <text:span text:style-name="T26">G</text:span>radient <text:span text:style-name="T26">D</text:span>escent</text:p>
          </table:table-cell>
          <table:table-cell table:style-name="Tabela2.C3" office:value-type="string">
            <text:p text:style-name="P15">Adam</text:p>
          </table:table-cell>
        </table:table-row>
        <table:table-row table:style-name="TableLine94257035788976">
          <table:table-cell table:style-name="Tabela2.A3" office:value-type="string">
            <text:p text:style-name="P22"><text:span text:style-name="T22">A</text:span>ccuracy</text:p>
          </table:table-cell>
          <table:table-cell table:style-name="Tabela2.A3" office:value-type="string">
            <text:p text:style-name="P16">0.640</text:p>
          </table:table-cell>
          <table:table-cell table:style-name="Tabela2.C3" office:value-type="string">
            <text:p text:style-name="P16">0.960</text:p>
          </table:table-cell>
        </table:table-row>
      </table:table>
      <text:p text:style-name="P1"/>
      <text:p text:style-name="P29"><text:span text:style-name="T24">Exercício 3:</text:span></text:p>
      <table:table table:name="Tabela3" table:style-name="Tabela3">
        <table:table-column table:style-name="Tabela3.A" table:number-columns-repeated="3"/>
        <table:table-row table:style-name="TableLine94257035790800"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30">mnist</text:p>
          </table:table-cell>
          <table:table-cell table:style-name="Tabela3.C1" office:value-type="string">
            <text:p text:style-name="P25">fmnist</text:p>
          </table:table-cell>
        </table:table-row>
        <table:table-row table:style-name="Tabela3.2">
          <table:table-cell table:style-name="Tabela3.A1" office:value-type="string">
            <text:p text:style-name="P22"><text:span text:style-name="T22">E</text:span>pochs</text:p>
          </table:table-cell>
          <table:table-cell table:style-name="Tabela3.A1" office:value-type="string">
            <text:p text:style-name="P17">200</text:p>
          </table:table-cell>
          <table:table-cell table:style-name="Tabela3.C1" office:value-type="string">
            <text:p text:style-name="P19">35</text:p>
          </table:table-cell>
        </table:table-row>
        <table:table-row table:style-name="TableLine94257035807184">
          <table:table-cell table:style-name="Tabela3.A3" office:value-type="string">
            <text:p text:style-name="P22"><text:span text:style-name="T22">B</text:span>atch <text:span text:style-name="T22">S</text:span>ize</text:p>
          </table:table-cell>
          <table:table-cell table:style-name="Tabela3.A3" office:value-type="string">
            <text:p text:style-name="P17">90</text:p>
          </table:table-cell>
          <table:table-cell table:style-name="Tabela3.C3" office:value-type="string">
            <text:p text:style-name="P19">32</text:p>
          </table:table-cell>
        </table:table-row>
        <table:table-row table:style-name="TableLine94257035837904">
          <table:table-cell table:style-name="Tabela3.A3" office:value-type="string">
            <text:p text:style-name="P22"><text:span text:style-name="T22">L</text:span>earning <text:span text:style-name="T22">R</text:span>ate</text:p>
          </table:table-cell>
          <table:table-cell table:style-name="Tabela3.A3" office:value-type="string">
            <text:p text:style-name="P10">0.0<text:span text:style-name="T21">5</text:span></text:p>
          </table:table-cell>
          <table:table-cell table:style-name="Tabela3.C3" office:value-type="string">
            <text:p text:style-name="P19">0.001</text:p>
          </table:table-cell>
        </table:table-row>
        <table:table-row table:style-name="TableLine94257035838752">
          <table:table-cell table:style-name="Tabela3.A3" office:value-type="string">
            <text:p text:style-name="P22"><text:span text:style-name="T22">S</text:span>ize <text:span text:style-name="T22">S</text:span>plits</text:p>
          </table:table-cell>
          <table:table-cell table:style-name="Tabela3.A3" office:value-type="string">
            <text:p text:style-name="P32"><text:span text:style-name="T16">T</text:span><text:span text:style-name="T17">est: </text:span><text:span text:style-name="T9">0.</text:span><text:span text:style-name="T10">14</text:span><text:span text:style-name="T9"> <text:s text:c="2"/></text:span><text:span text:style-name="T16">T</text:span><text:span text:style-name="T17">rain: </text:span><text:span text:style-name="T2">0.</text:span><text:span text:style-name="T10">86</text:span><text:span text:style-name="T9"> <text:s text:c="3"/></text:span></text:p>
          </table:table-cell>
          <table:table-cell table:style-name="Tabela3.C3" office:value-type="string">
            <text:p text:style-name="P11"><text:span text:style-name="T24">T</text:span><text:span text:style-name="T23">est: </text:span>0.33 <text:s text:c="2"/><text:span text:style-name="T24">T</text:span><text:span text:style-name="T23">rain: </text:span><text:span text:style-name="T1">0.66</text:span> </text:p>
          </table:table-cell>
        </table:table-row>
        <table:table-row table:style-name="TableLine94257035823312">
          <table:table-cell table:style-name="Tabela3.A3" office:value-type="string">
            <text:p text:style-name="P22"><text:span text:style-name="T22">L</text:span>ayers + <text:span text:style-name="T22">A</text:span>ctivations <text:span text:style-name="T22">F</text:span>unctions</text:p>
          </table:table-cell>
          <table:table-cell table:style-name="Tabela3.A3" office:value-type="string">
            <text:p text:style-name="P33"><text:span text:style-name="T15">Linear</text:span><text:span text:style-name="T13">(</text:span><text:span text:style-name="T5">20</text:span><text:span text:style-name="T13">)</text:span><text:span text:style-name="T3"> </text:span><text:span text:style-name="T2">+ </text:span><text:span text:style-name="T8">R</text:span><text:span text:style-name="T4">e</text:span><text:span text:style-name="T11">LU</text:span><text:span text:style-name="T2">; </text:span></text:p>
            <text:p text:style-name="P33"><text:span text:style-name="T15">Linear</text:span><text:span text:style-name="T13">(</text:span><text:span text:style-name="T5">20</text:span><text:span text:style-name="T13">)</text:span><text:span text:style-name="T3"> </text:span><text:span text:style-name="T13">+ </text:span><text:span text:style-name="T8">R</text:span><text:span text:style-name="T4">e</text:span><text:span text:style-name="T11">LU</text:span><text:span text:style-name="T2">; </text:span></text:p>
            <text:p text:style-name="P33"><text:span text:style-name="T15">Linear</text:span><text:span text:style-name="T13">(</text:span><text:span text:style-name="T3">1</text:span><text:span text:style-name="T5">0</text:span><text:span text:style-name="T3">) </text:span><text:span text:style-name="T13">+ </text:span><text:span text:style-name="T8">S</text:span><text:span text:style-name="T5">oftmax</text:span><text:span text:style-name="T2">;</text:span></text:p>
          </table:table-cell>
          <table:table-cell table:style-name="Tabela3.C3" office:value-type="string">
            <text:p text:style-name="P33"><text:span text:style-name="T15">Linear</text:span><text:span text:style-name="T14">(</text:span><text:span text:style-name="T7">75</text:span><text:span text:style-name="T14">)</text:span><text:span text:style-name="T3"> </text:span><text:span text:style-name="T2">+ </text:span><text:span text:style-name="T8">L</text:span><text:span text:style-name="T2">eaky</text:span><text:span text:style-name="T8">R</text:span><text:span text:style-name="T2">e</text:span><text:span text:style-name="T11">LU</text:span><text:span text:style-name="T2">; </text:span><text:span text:style-name="T15">Linear</text:span><text:span text:style-name="T14">(</text:span><text:span text:style-name="T7">75</text:span><text:span text:style-name="T14">)</text:span><text:span text:style-name="T3"> </text:span><text:span text:style-name="T2">+ </text:span><text:span text:style-name="T8">L</text:span><text:span text:style-name="T2">eaky</text:span><text:span text:style-name="T8">R</text:span><text:span text:style-name="T2">e</text:span><text:span text:style-name="T11">LU</text:span><text:span text:style-name="T2">;</text:span></text:p>
            <text:p text:style-name="P33"><text:span text:style-name="T15">Linear</text:span><text:span text:style-name="T14">(</text:span><text:span text:style-name="T7">75</text:span><text:span text:style-name="T14">)</text:span><text:span text:style-name="T3"> </text:span><text:span text:style-name="T2">+ </text:span><text:span text:style-name="T8">L</text:span><text:span text:style-name="T2">eaky</text:span><text:span text:style-name="T8">R</text:span><text:span text:style-name="T2">e</text:span><text:span text:style-name="T11">LU</text:span><text:span text:style-name="T2">; </text:span><text:span text:style-name="T15">Linear</text:span><text:span text:style-name="T14">(10)</text:span><text:span text:style-name="T3"> </text:span><text:span text:style-name="T14">+ </text:span><text:span text:style-name="T8">S</text:span><text:span text:style-name="T5">oftmax</text:span><text:span text:style-name="T2">;</text:span></text:p>
          </table:table-cell>
        </table:table-row>
        <table:table-row table:style-name="TableLine94257035836080">
          <table:table-cell table:style-name="Tabela3.A3" office:value-type="string">
            <text:p text:style-name="P21"><text:span text:style-name="T22">L</text:span>oss <text:span text:style-name="T22">F</text:span>unction</text:p>
          </table:table-cell>
          <table:table-cell table:style-name="Tabela3.A3" office:value-type="string">
            <text:p text:style-name="P5">Cross Entropy</text:p>
          </table:table-cell>
          <table:table-cell table:style-name="Tabela3.C3" office:value-type="string">
            <text:p text:style-name="P6">Cross Entropy</text:p>
          </table:table-cell>
        </table:table-row>
        <table:table-row table:style-name="TableLine94257035824208">
          <table:table-cell table:style-name="Tabela3.A3" office:value-type="string">
            <text:p text:style-name="P22"><text:span text:style-name="T22">O</text:span>ptimization <text:span text:style-name="T22">F</text:span>unction</text:p>
          </table:table-cell>
          <table:table-cell table:style-name="Tabela3.A3" office:value-type="string">
            <text:p text:style-name="P18">Adam</text:p>
          </table:table-cell>
          <table:table-cell table:style-name="Tabela3.C3" office:value-type="string">
            <text:p text:style-name="P19">Adam</text:p>
          </table:table-cell>
        </table:table-row>
        <table:table-row table:style-name="TableLine94257035841136">
          <table:table-cell table:style-name="Tabela3.A3" office:value-type="string">
            <text:p text:style-name="P21"><text:span text:style-name="T22">A</text:span>ccuracy</text:p>
          </table:table-cell>
          <table:table-cell table:style-name="Tabela3.A3" office:value-type="string">
            <text:p text:style-name="P26"><text:span text:style-name="T2">0.</text:span><text:span text:style-name="T6">361</text:span></text:p>
          </table:table-cell>
          <table:table-cell table:style-name="Tabela3.C3" office:value-type="string">
            <text:p text:style-name="P19">0.61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15:33:11.327957468</meta:creation-date>
    <dc:date>2023-03-17T23:13:28.349155394</dc:date>
    <meta:editing-duration>PT3H54M39S</meta:editing-duration>
    <meta:editing-cycles>12</meta:editing-cycles>
    <meta:generator>LibreOffice/6.4.7.2$Linux_X86_64 LibreOffice_project/40$Build-2</meta:generator>
    <meta:document-statistic meta:table-count="3" meta:image-count="0" meta:object-count="0" meta:page-count="1" meta:paragraph-count="91" meta:word-count="189" meta:character-count="1224" meta:non-whitespace-character-count="1077"/>
  </office:meta>
</office:document-meta>
</file>